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3597in" style:rel-column-width="3521*"/>
    </style:style>
    <style:style style:name="Table2.B" style:family="table-column">
      <style:table-column-properties style:column-width="0.4243in" style:rel-column-width="4153*"/>
    </style:style>
    <style:style style:name="Table2.C" style:family="table-column">
      <style:table-column-properties style:column-width="3.6132in" style:rel-column-width="35367*"/>
    </style:style>
    <style:style style:name="Table2.D" style:family="table-column">
      <style:table-column-properties style:column-width="0.3785in" style:rel-column-width="3704*"/>
    </style:style>
    <style:style style:name="Table2.E" style:family="table-column">
      <style:table-column-properties style:column-width="0.3021in" style:rel-column-width="2956*"/>
    </style:style>
    <style:style style:name="Table2.I" style:family="table-column">
      <style:table-column-properties style:column-width="0.4736in" style:rel-column-width="4639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I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I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9854in" style:rel-column-width="39010*"/>
    </style:style>
    <style:style style:name="Table1.B" style:family="table-column">
      <style:table-column-properties style:column-width="0.7264in" style:rel-column-width="7110*"/>
    </style:style>
    <style:style style:name="Table1.C" style:family="table-column">
      <style:table-column-properties style:column-width="0.4819in" style:rel-column-width="4718*"/>
    </style:style>
    <style:style style:name="Table1.D" style:family="table-column">
      <style:table-column-properties style:column-width="0.4889in" style:rel-column-width="4784*"/>
    </style:style>
    <style:style style:name="Table1.F" style:family="table-column">
      <style:table-column-properties style:column-width="0.5306in" style:rel-column-width="519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780ef" officeooo:paragraph-rsid="000780ef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80ef" officeooo:paragraph-rsid="000780e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80ef" officeooo:paragraph-rsid="00ca2822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0780e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227bd4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478b1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bold" officeooo:rsid="00478b1b" officeooo:paragraph-rsid="00478b1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27bd4" officeooo:paragraph-rsid="00227bd4"/>
    </style:style>
    <style:style style:name="P13" style:family="paragraph" style:parent-style-name="Table_20_Heading">
      <style:text-properties fo:font-size="10pt" officeooo:rsid="001fab64" officeooo:paragraph-rsid="001fab64"/>
    </style:style>
    <style:style style:name="P14" style:family="paragraph" style:parent-style-name="Table_20_Heading">
      <style:text-properties fo:font-size="10pt" officeooo:rsid="001ffbda" officeooo:paragraph-rsid="001ffbda"/>
    </style:style>
    <style:style style:name="P15" style:family="paragraph" style:parent-style-name="Table_20_Contents">
      <style:text-properties fo:font-size="10pt" officeooo:rsid="003bcb3b" officeooo:paragraph-rsid="003bcb3b"/>
    </style:style>
    <style:style style:name="P16" style:family="paragraph" style:parent-style-name="Table_20_Contents">
      <style:text-properties fo:font-size="10pt" officeooo:rsid="003bcb3b" officeooo:paragraph-rsid="009b2660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3dbbe9" officeooo:paragraph-rsid="003dbbe9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478b1b" officeooo:paragraph-rsid="00478b1b"/>
    </style:style>
    <style:style style:name="P19" style:family="paragraph" style:parent-style-name="Table_20_Contents">
      <style:text-properties fo:font-size="10pt" officeooo:rsid="005d614b" officeooo:paragraph-rsid="005d614b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5d614b" officeooo:paragraph-rsid="005d614b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5e47cc" officeooo:paragraph-rsid="005e47cc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604581" officeooo:paragraph-rsid="00604581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60b1a7" officeooo:paragraph-rsid="0060b1a7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6184b1" officeooo:paragraph-rsid="006184b1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6d29ed" officeooo:paragraph-rsid="006d29ed"/>
    </style:style>
    <style:style style:name="P26" style:family="paragraph" style:parent-style-name="Table_20_Contents">
      <style:text-properties fo:font-size="10pt" officeooo:paragraph-rsid="006d37fb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6de477" officeooo:paragraph-rsid="006de477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714719" officeooo:paragraph-rsid="00714719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92d066" officeooo:paragraph-rsid="0092d066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9444d8" officeooo:paragraph-rsid="009444d8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95d647" officeooo:paragraph-rsid="0095d647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96bee4" officeooo:paragraph-rsid="0096bee4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986550" officeooo:paragraph-rsid="00986550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98f011" officeooo:paragraph-rsid="0098f011"/>
    </style:style>
    <style:style style:name="P35" style:family="paragraph" style:parent-style-name="Table_20_Contents">
      <style:text-properties fo:font-size="10pt" officeooo:rsid="0099c5e5" officeooo:paragraph-rsid="0099c5e5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99c5e5" officeooo:paragraph-rsid="0099c5e5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9c6d88" officeooo:paragraph-rsid="009c6d88"/>
    </style:style>
    <style:style style:name="P38" style:family="paragraph" style:parent-style-name="Table_20_Contents">
      <style:text-properties fo:font-size="10pt" officeooo:rsid="009de8de" officeooo:paragraph-rsid="009de8de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9de8de" officeooo:paragraph-rsid="009de8de"/>
    </style:style>
    <style:style style:name="P40" style:family="paragraph" style:parent-style-name="Table_20_Contents">
      <style:text-properties fo:font-size="10pt" officeooo:rsid="009faa4b" officeooo:paragraph-rsid="009faa4b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9faa4b" officeooo:paragraph-rsid="009faa4b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a2a418" officeooo:paragraph-rsid="00a2a418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a31d0b" officeooo:paragraph-rsid="00a31d0b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a5550f" officeooo:paragraph-rsid="00a5550f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a680c2" officeooo:paragraph-rsid="00a680c2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b232cd" officeooo:paragraph-rsid="00b232cd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b33a4e" officeooo:paragraph-rsid="00b33a4e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b67ac4" officeooo:paragraph-rsid="00b67ac4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b87276" officeooo:paragraph-rsid="00b87276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bd40ef" officeooo:paragraph-rsid="00bd40ef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be537b" officeooo:paragraph-rsid="00be537b"/>
    </style:style>
    <style:style style:name="P52" style:family="paragraph" style:parent-style-name="Table_20_Contents">
      <style:text-properties fo:font-size="10pt" officeooo:rsid="00bf7924" officeooo:paragraph-rsid="00bf7924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c1b3b1" officeooo:paragraph-rsid="00c1b3b1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c1bcee" officeooo:paragraph-rsid="00c1bcee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c49982" officeooo:paragraph-rsid="00c682f9"/>
    </style:style>
    <style:style style:name="P56" style:family="paragraph" style:parent-style-name="Table_20_Contents">
      <style:text-properties fo:font-size="10pt" officeooo:paragraph-rsid="00c6558a"/>
    </style:style>
    <style:style style:name="P57" style:family="paragraph" style:parent-style-name="Table_20_Contents">
      <style:text-properties fo:font-size="10pt" officeooo:paragraph-rsid="00ca1721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ca1864" officeooo:paragraph-rsid="00ca1864"/>
    </style:style>
    <style:style style:name="P59" style:family="paragraph" style:parent-style-name="Text_20_body">
      <style:text-properties fo:font-weight="normal" style:font-weight-asian="normal" style:font-weight-complex="normal"/>
    </style:style>
    <style:style style:name="P60" style:family="paragraph" style:parent-style-name="Text_20_body">
      <style:text-properties fo:font-weight="normal" officeooo:paragraph-rsid="00376193" style:font-weight-asian="normal" style:font-weight-complex="normal"/>
    </style:style>
    <style:style style:name="P61" style:family="paragraph" style:parent-style-name="Text_20_body">
      <style:text-properties fo:font-weight="normal" officeooo:paragraph-rsid="0086f253" style:font-weight-asian="normal" style:font-weight-complex="normal"/>
    </style:style>
    <style:style style:name="P62" style:family="paragraph" style:parent-style-name="Text_20_body">
      <style:text-properties fo:font-weight="normal" officeooo:paragraph-rsid="00893464" style:font-weight-asian="normal" style:font-weight-complex="normal"/>
    </style:style>
    <style:style style:name="P63" style:family="paragraph" style:parent-style-name="Text_20_body">
      <style:text-properties fo:font-weight="normal" officeooo:paragraph-rsid="008abdf6" style:font-weight-asian="normal" style:font-weight-complex="normal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1a3b00"/>
    </style:style>
    <style:style style:name="P65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ced1c4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cf85ac" style:font-size-asian="10pt" style:font-weight-asian="normal" style:font-size-complex="10pt" style:font-weight-complex="normal"/>
    </style:style>
    <style:style style:name="P67" style:family="paragraph" style:parent-style-name="Standard">
      <style:text-properties officeooo:paragraph-rsid="00da452b"/>
    </style:style>
    <style:style style:name="P68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fo:font-weight="bold" officeooo:rsid="0038e831" officeooo:paragraph-rsid="00da452b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fo:font-weight="bold" officeooo:rsid="0018dd8e" officeooo:paragraph-rsid="00da452b" style:font-weight-asian="bold" style:font-weight-complex="bold"/>
    </style:style>
    <style:style style:name="P70" style:family="paragraph" style:parent-style-name="Table_20_Contents">
      <style:text-properties style:text-line-through-style="none" style:text-line-through-type="none" fo:font-size="10pt" style:text-underline-style="none" fo:font-weight="bold" officeooo:rsid="0019437f" officeooo:paragraph-rsid="00da452b" style:font-weight-asian="bold" style:font-weight-complex="bold"/>
    </style:style>
    <style:style style:name="P71" style:family="paragraph" style:parent-style-name="Table_20_Contents">
      <style:text-properties style:text-line-through-style="none" style:text-line-through-type="none" fo:font-size="10pt" style:text-underline-style="none" fo:font-weight="bold" officeooo:paragraph-rsid="00da452b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fo:font-weight="bold" officeooo:rsid="00db6493" officeooo:paragraph-rsid="00db649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paragraph-rsid="00da452b"/>
    </style:style>
    <style:style style:name="P74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038e831" officeooo:paragraph-rsid="00da452b"/>
    </style:style>
    <style:style style:name="P75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019437f" officeooo:paragraph-rsid="00da452b"/>
    </style:style>
    <style:style style:name="P76" style:family="paragraph" style:parent-style-name="Table_20_Contents">
      <style:text-properties style:text-line-through-style="none" style:text-line-through-type="none" fo:font-size="10pt" style:text-underline-style="none" officeooo:paragraph-rsid="00da452b"/>
    </style:style>
    <style:style style:name="P77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0db6493" officeooo:paragraph-rsid="00db6493"/>
    </style:style>
    <style:style style:name="P78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0dbdcd4" officeooo:paragraph-rsid="00dbdcd4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ddb82d" officeooo:paragraph-rsid="00ddb82d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0df66cf" officeooo:paragraph-rsid="00df66cf"/>
    </style:style>
    <style:style style:name="P81" style:family="paragraph" style:parent-style-name="Table_20_Contents">
      <style:text-properties fo:font-size="10pt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a680c2" officeooo:paragraph-rsid="00a680c2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227bd4" officeooo:paragraph-rsid="00227bd4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0e276a8" officeooo:paragraph-rsid="00e276a8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e36259" officeooo:paragraph-rsid="00e36259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e4bac6" officeooo:paragraph-rsid="00e4bac6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e4e701" officeooo:paragraph-rsid="00e4e701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e58638" officeooo:paragraph-rsid="00e58638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e5f0be" officeooo:paragraph-rsid="00e5f0be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0e66327" officeooo:paragraph-rsid="00e66327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0e68628" officeooo:paragraph-rsid="00e68628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e75845" officeooo:paragraph-rsid="00e75845"/>
    </style:style>
    <style:style style:name="P93" style:family="paragraph" style:parent-style-name="Table_20_Contents">
      <style:text-properties fo:font-size="10pt" officeooo:rsid="00a13c82" officeooo:paragraph-rsid="00a13c82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e85ae4" officeooo:paragraph-rsid="00e85ae4"/>
    </style:style>
    <style:style style:name="P95" style:family="paragraph" style:parent-style-name="Table_20_Contents">
      <style:paragraph-properties fo:text-align="center" style:justify-single-word="false"/>
      <style:text-properties fo:font-size="10pt" officeooo:rsid="00e88164" officeooo:paragraph-rsid="00e88164"/>
    </style:style>
    <style:style style:name="P96" style:family="paragraph" style:parent-style-name="Table_20_Contents">
      <style:paragraph-properties fo:text-align="center" style:justify-single-word="false"/>
      <style:text-properties fo:font-size="10pt" officeooo:rsid="00ea2e6b" officeooo:paragraph-rsid="00ea2e6b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eb9b50" officeooo:paragraph-rsid="00eb9b50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ef2cd7" officeooo:paragraph-rsid="00ef2cd7"/>
    </style:style>
    <style:style style:name="P99" style:family="paragraph" style:parent-style-name="Table_20_Contents">
      <style:paragraph-properties fo:text-align="center" style:justify-single-word="false"/>
      <style:text-properties fo:font-size="10pt" fo:font-weight="bold" officeooo:rsid="00f1123d" officeooo:paragraph-rsid="00f1123d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0pt" fo:font-weight="bold" officeooo:rsid="00ff8baf" officeooo:paragraph-rsid="00ff8baf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f4f9a6" officeooo:paragraph-rsid="00f4f9a6"/>
    </style:style>
    <style:style style:name="P102" style:family="paragraph" style:parent-style-name="Table_20_Contents">
      <style:text-properties fo:font-size="10pt" officeooo:paragraph-rsid="00ca1721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714719" officeooo:paragraph-rsid="00714719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0ca1864" officeooo:paragraph-rsid="00ca1864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f53a64" officeooo:paragraph-rsid="00f53a64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f66768" officeooo:paragraph-rsid="00f66768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f7ff67" officeooo:paragraph-rsid="00f7ff67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f95003" officeooo:paragraph-rsid="00f95003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f97488" officeooo:paragraph-rsid="00f97488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f9df80" officeooo:paragraph-rsid="00f9df80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fad592" officeooo:paragraph-rsid="00fad592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fc3c3e" officeooo:paragraph-rsid="00fc3c3e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fca05a" officeooo:paragraph-rsid="00fca05a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fdada5" officeooo:paragraph-rsid="00fdada5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fee40d" officeooo:paragraph-rsid="00fee40d"/>
    </style:style>
    <style:style style:name="P116" style:family="paragraph" style:parent-style-name="Table_20_Heading">
      <style:text-properties style:text-line-through-style="none" style:text-line-through-type="none" fo:font-size="10pt" style:text-underline-style="none" officeooo:rsid="0038e831" officeooo:paragraph-rsid="00da452b"/>
    </style:style>
    <style:style style:name="P117" style:family="paragraph" style:parent-style-name="Table_20_Heading">
      <style:text-properties style:text-line-through-style="none" style:text-line-through-type="none" fo:font-size="10pt" style:text-underline-style="none" officeooo:paragraph-rsid="00da452b"/>
    </style:style>
    <style:style style:name="P118" style:family="paragraph" style:parent-style-name="Table_20_Heading">
      <style:text-properties style:text-line-through-style="none" style:text-line-through-type="none" fo:font-size="10pt" style:text-underline-style="none" officeooo:rsid="00db6493" officeooo:paragraph-rsid="00db6493"/>
    </style:style>
    <style:style style:name="P119" style:family="paragraph" style:parent-style-name="Text_20_body">
      <style:text-properties officeooo:rsid="00cfeead" officeooo:paragraph-rsid="00cfeead"/>
    </style:style>
    <style:style style:name="P120" style:family="paragraph" style:parent-style-name="Text_20_body">
      <style:text-properties officeooo:paragraph-rsid="0035d327"/>
    </style:style>
    <style:style style:name="P121" style:family="paragraph" style:parent-style-name="Text_20_body">
      <style:text-properties fo:font-weight="normal" style:font-weight-asian="normal" style:font-weight-complex="normal"/>
    </style:style>
    <style:style style:name="P122" style:family="paragraph" style:parent-style-name="Text_20_body">
      <style:text-properties fo:font-weight="normal" officeooo:rsid="00d4e148" officeooo:paragraph-rsid="00d4e148" style:font-weight-asian="normal" style:font-weight-complex="normal"/>
    </style:style>
    <style:style style:name="P123" style:family="paragraph" style:parent-style-name="Text_20_body">
      <style:text-properties fo:font-weight="normal" officeooo:paragraph-rsid="00d75307" style:font-weight-asian="normal" style:font-weight-complex="normal"/>
    </style:style>
    <style:style style:name="P124" style:family="paragraph" style:parent-style-name="Text_20_body">
      <style:text-properties fo:font-weight="normal" officeooo:rsid="00d75307" officeooo:paragraph-rsid="00d75307" style:font-weight-asian="normal" style:font-weight-complex="normal"/>
    </style:style>
    <style:style style:name="P125" style:family="paragraph" style:parent-style-name="Text_20_body">
      <style:text-properties fo:font-weight="normal" officeooo:rsid="00d776d0" officeooo:paragraph-rsid="00d776d0" style:font-weight-asian="normal" style:font-weight-complex="normal"/>
    </style:style>
    <style:style style:name="P126" style:family="paragraph" style:parent-style-name="Text_20_body">
      <style:text-properties fo:font-weight="normal" officeooo:rsid="00d7920c" officeooo:paragraph-rsid="00d7920c" style:font-weight-asian="normal" style:font-weight-complex="normal"/>
    </style:style>
    <style:style style:name="P127" style:family="paragraph" style:parent-style-name="Text_20_body">
      <style:text-properties fo:font-weight="bold" style:font-weight-asian="bold" style:font-weight-complex="bold"/>
    </style:style>
    <style:style style:name="P128" style:family="paragraph" style:parent-style-name="Text_20_body">
      <style:text-properties fo:font-weight="bold" officeooo:paragraph-rsid="00da452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c8c8a" style:font-weight-asian="bold" style:font-weight-complex="bold"/>
    </style:style>
    <style:style style:name="T3" style:family="text">
      <style:text-properties officeooo:rsid="0007c087"/>
    </style:style>
    <style:style style:name="T4" style:family="text">
      <style:text-properties officeooo:rsid="00082ca5"/>
    </style:style>
    <style:style style:name="T5" style:family="text">
      <style:text-properties officeooo:rsid="000a19f0"/>
    </style:style>
    <style:style style:name="T6" style:family="text">
      <style:text-properties officeooo:rsid="0010065a"/>
    </style:style>
    <style:style style:name="T7" style:family="text">
      <style:text-properties officeooo:rsid="00131429"/>
    </style:style>
    <style:style style:name="T8" style:family="text">
      <style:text-properties officeooo:rsid="0019437f"/>
    </style:style>
    <style:style style:name="T9" style:family="text">
      <style:text-properties officeooo:rsid="001fab64"/>
    </style:style>
    <style:style style:name="T10" style:family="text">
      <style:text-properties officeooo:rsid="001ffbda"/>
    </style:style>
    <style:style style:name="T11" style:family="text">
      <style:text-properties officeooo:rsid="0025463c"/>
    </style:style>
    <style:style style:name="T12" style:family="text">
      <style:text-properties officeooo:rsid="002bd9d7"/>
    </style:style>
    <style:style style:name="T13" style:family="text">
      <style:text-properties officeooo:rsid="002d397e"/>
    </style:style>
    <style:style style:name="T14" style:family="text">
      <style:text-properties officeooo:rsid="002d9b07"/>
    </style:style>
    <style:style style:name="T15" style:family="text">
      <style:text-properties officeooo:rsid="00319168"/>
    </style:style>
    <style:style style:name="T16" style:family="text">
      <style:text-properties officeooo:rsid="0031d04a"/>
    </style:style>
    <style:style style:name="T17" style:family="text">
      <style:text-properties officeooo:rsid="00376193"/>
    </style:style>
    <style:style style:name="T18" style:family="text">
      <style:text-properties officeooo:rsid="0037f813"/>
    </style:style>
    <style:style style:name="T19" style:family="text">
      <style:text-properties officeooo:rsid="0038e831"/>
    </style:style>
    <style:style style:name="T20" style:family="text">
      <style:text-properties officeooo:rsid="00459f5d"/>
    </style:style>
    <style:style style:name="T21" style:family="text">
      <style:text-properties officeooo:rsid="004c7f93"/>
    </style:style>
    <style:style style:name="T22" style:family="text">
      <style:text-properties officeooo:rsid="00774b7c"/>
    </style:style>
    <style:style style:name="T23" style:family="text">
      <style:text-properties officeooo:rsid="0078bc0d"/>
    </style:style>
    <style:style style:name="T24" style:family="text">
      <style:text-properties officeooo:rsid="0079765f"/>
    </style:style>
    <style:style style:name="T25" style:family="text">
      <style:text-properties officeooo:rsid="0014deb6"/>
    </style:style>
    <style:style style:name="T26" style:family="text">
      <style:text-properties officeooo:rsid="008a3a46"/>
    </style:style>
    <style:style style:name="T27" style:family="text">
      <style:text-properties officeooo:rsid="001a3b00"/>
    </style:style>
    <style:style style:name="T28" style:family="text">
      <style:text-properties officeooo:rsid="00cbb8fa"/>
    </style:style>
    <style:style style:name="T29" style:family="text">
      <style:text-properties officeooo:rsid="00ce5058"/>
    </style:style>
    <style:style style:name="T30" style:family="text">
      <style:text-properties officeooo:rsid="00ced1c4"/>
    </style:style>
    <style:style style:name="T31" style:family="text">
      <style:text-properties officeooo:rsid="00cf85ac"/>
    </style:style>
    <style:style style:name="T32" style:family="text">
      <style:text-properties officeooo:rsid="00d0feca"/>
    </style:style>
    <style:style style:name="T33" style:family="text">
      <style:text-properties officeooo:rsid="00d2a6c7"/>
    </style:style>
    <style:style style:name="T34" style:family="text">
      <style:text-properties officeooo:rsid="00d4e148"/>
    </style:style>
    <style:style style:name="T35" style:family="text">
      <style:text-properties officeooo:rsid="00d51621"/>
    </style:style>
    <style:style style:name="T36" style:family="text">
      <style:text-properties officeooo:rsid="0016c766"/>
    </style:style>
    <style:style style:name="T37" style:family="text">
      <style:text-properties officeooo:rsid="00db6493"/>
    </style:style>
    <style:style style:name="T38" style:family="text">
      <style:text-properties officeooo:rsid="00e0ac95"/>
    </style:style>
    <style:style style:name="T39" style:family="text">
      <style:text-properties officeooo:rsid="00e5a3fb"/>
    </style:style>
    <style:style style:name="T40" style:family="text">
      <style:text-properties officeooo:rsid="00ed3389"/>
    </style:style>
    <style:style style:name="T41" style:family="text">
      <style:text-properties officeooo:rsid="00f9695b"/>
    </style:style>
    <style:style style:name="T42" style:family="text">
      <style:text-properties officeooo:rsid="00fdad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NISTRY OF EDUCATION AND SCIENCE OF RUSSIA</text:p>
      <text:p text:style-name="Standard"/>
      <text:p text:style-name="P1">Federal State Educational Institute of Higher Education<text:line-break/>"Moscow Architectural Institute (State Academy)"</text:p>
      <text:p text:style-name="P1"/>
      <text:p text:style-name="P3">ANNOTATION TO THE WORK PROGRAM OF THE DISCIPLINE (MODULE)</text:p>
      <text:p text:style-name="P4"><text:span text:style-name="T28">History of Architecture</text:span> (B1.O.<text:span text:style-name="T28">13</text:span>)</text:p>
      <text:p text:style-name="P3"/>
      <text:p text:style-name="P6">Assigned to the department:<text:tab/><text:span text:style-name="T2">History of Architecture and Urban Planning</text:span></text:p>
      <text:p text:style-name="P6">Educational Level:<text:tab/><text:span text:style-name="T1">Bachelor</text:span></text:p>
      <text:p text:style-name="P6">Specialization:<text:tab/><text:span text:style-name="T1">07.03.01 Architecture</text:span></text:p>
      <text:p text:style-name="P6">Basic professional educational program<text:line-break/>of higher education:<text:tab/><text:span text:style-name="T1">Architecture</text:span></text:p>
      <text:p text:style-name="P6">Form of study:<text:tab/><text:span text:style-name="T1">full-time</text:span></text:p>
      <text:p text:style-name="P6">Hours/credits:<text:tab/><text:span text:style-name="T2">144</text:span><text:span text:style-name="T1"> hrs (</text:span><text:span text:style-name="T2">4</text:span><text:span text:style-name="T1"> credits)</text:span></text:p>
      <text:p text:style-name="P6"/>
      <text:p text:style-name="P6">The work program for a discipline (module) is based on:</text:p>
      <text:p text:style-name="P6"/>
      <text:p text:style-name="P6">1.<text:span text:style-name="T3"> </text:span>Federal State Educational Standard for Higher Education 07.03.01 Architecture,<text:span text:style-name="T22"><text:line-break/></text:span>approved by the order of the Ministry of Education and Science of Russia<text:span text:style-name="T3"> No</text:span> 509 of 08.06.2017</text:p>
      <text:p text:style-name="P6">2. Curriculum for the specialization 07.03.01 Architecture,<text:span text:style-name="T22"><text:line-break/></text:span>approved by the Academic Council of MA<text:span text:style-name="T3">RCH</text:span>I. Minutes N<text:span text:style-name="T3">o</text:span> 6-18/19 of 27.03.2019.</text:p>
      <text:p text:style-name="P6">The work program of the discipline (module) was approved at a department meeting.<text:span text:style-name="T13"> </text:span>Minutes: N<text:span text:style-name="T14">o</text:span> <text:span text:style-name="T22">5</text:span> of <text:span text:style-name="T15">0</text:span><text:span text:style-name="T22">2</text:span>.0<text:span text:style-name="T22">7</text:span>.2019.</text:p>
      <text:p text:style-name="P6"/>
      <text:p text:style-name="P65">Develop<text:span text:style-name="T23">ers:</text:span> <text:span text:style-name="T23">Professor </text:span>of<text:span text:style-name="T23"> the</text:span> Department "<text:span text:style-name="T29">History of Architecture and Urban Planning</text:span>",<text:span text:style-name="T4"> </text:span>PhD, <text:span text:style-name="T21">assistant </text:span>prof<text:span text:style-name="T21">essor</text:span> <text:span text:style-name="T29">V.V.Kochergin</text:span><text:span text:style-name="T16">;</text:span><text:span text:style-name="T30"> p</text:span><text:span text:style-name="T23">rofessor </text:span>of<text:span text:style-name="T23"> the</text:span> Department "<text:span text:style-name="T29">History of Architecture and Urban Planning</text:span>",<text:span text:style-name="T30"> PhD Y.E.Revizina</text:span></text:p>
      <text:p text:style-name="P6"/>
      <text:p text:style-name="P66">Review<text:span text:style-name="T24">ers</text:span>: <text:span text:style-name="T31">PhD in Architecture, professor </text:span>of<text:span text:style-name="T23"> the</text:span> Department "<text:span text:style-name="T29">History of Architecture and Urban Planning</text:span>"<text:span text:style-name="T31"> S.V.Klimenko; PhD in History of Art, </text:span><text:span text:style-name="T24">professor of the department "</text:span><text:span text:style-name="T31">Soviet </text:span><text:span text:style-name="T35">Architecture </text:span><text:span text:style-name="T31">and Modern Architecture</text:span><text:span text:style-name="T35"> of the World</text:span><text:span text:style-name="T24">" </text:span><text:span text:style-name="T31">I.S.Cheredina</text:span></text:p>
      <text:h text:style-name="Heading_20_2" text:outline-level="2">I<text:span text:style-name="T5">NTRODUCTORY PART</text:span></text:h>
      <text:p text:style-name="P5">1. Goals of Mastering the Module</text:p>
      <text:p text:style-name="P119">- formation of a systematic knowledge about the architecture of the world, its historical development and successive connections, - formation of skills of architectural analysis and their application to architectural objects of various historical eras, - understanding of the principles and methods of work of architects of the past and connections with modern architectural process. This course is aimed at developing students' professional <text:span text:style-name="T32">way of </text:span>thinking <text:span text:style-name="T32">by</text:span> getting acquainted with the architectural heritage of <text:span text:style-name="T32">past</text:span>. In the process of becoming familiar with the development of architectural th<text:span text:style-name="T33">eory</text:span> and practice over several millennia, students acquire knowledge that allows them to see <text:span text:style-name="T33">architectural heritage</text:span> as a source of innovative solutions and expand the creative range of the modern architect. The History of Architecture course provides in-depth knowledge of various aspects of the architecture of the past and develops the analytical and creative thinking necessary to develop a high professional level of a modern architect</text:p>
      <text:p text:style-name="Text_20_body"/>
      <text:p text:style-name="P5">As a result of mastering the discipline, the student must:</text:p>
      <text:p text:style-name="Text_20_body"><text:span text:style-name="T1">Know:</text:span> The main eras of world architecture, its main trends and stages in the development of architectural th<text:span text:style-name="T34">eory</text:span></text:p>
      <text:p text:style-name="P120"><text:span text:style-name="T1">Be able to</text:span>: use the acquired knowledge to analyze works of architecture</text:p>
      <text:p text:style-name="Text_20_body"/>
      <text:p text:style-name="P5">2. The Place of the Module in the Educational Program of the Institute</text:p>
      <text:p text:style-name="P61">2.1.</text:p>
      <text:p text:style-name="P59">Required previous disciplines<text:span text:style-name="T17">:</text:span></text:p>
      <text:p text:style-name="P122">History</text:p>
      <text:p text:style-name="P122">History of Arts</text:p>
      <text:p text:style-name="P59">2.2. A list of subsequent academic disciplines that require knowledge, skills and abilities<text:span text:style-name="T6"> </text:span>formed by this academic discipline:</text:p>
      <text:p text:style-name="P60">Subsequent disciplines:</text:p>
      <text:p text:style-name="P122">History of Urban Planning;</text:p>
      <text:p text:style-name="P122"><text:soft-page-break/>Soviet Architecture;</text:p>
      <text:p text:style-name="P122">Modern Architecture of the World;</text:p>
      <text:p text:style-name="P122">History of Architecture and Arts of China.</text:p>
      <text:p text:style-name="P5"/>
      <text:p text:style-name="P5">3. Requirements for the results of mastering the discipline (module)</text:p>
      <text:p text:style-name="P63">The study of this discipline is aimed at developing in students the following competencies<text:span text:style-name="T7"> </text:span>in accordance with competency achievement indicators:</text:p>
      <text:p text:style-name="P63"/>
      <text:p text:style-name="P63">GPC-3. General Professional Competencies (GPC). Able to participate in complex design<text:span text:style-name="T7"> </text:span><text:span text:style-name="T18">project </text:span>based on a systematic approach, based on current legal requirements (codes),financial resources, analysis of the situation in social, functional,<text:span text:style-name="T7"> </text:span>environmental, technological, engineering, historical, economic and aesthetic aspects.</text:p>
      <text:p text:style-name="P62">GPC-3.1. knows how to: Participate in the development of urban and spac<text:span text:style-name="T7">ial</text:span> planning solutions.<text:span text:style-name="T7"> </text:span>Participate in the preparation of presentation materials, support of project documentation at the approval stages.<text:span text:style-name="T7"> </text:span>Use methods of modeling and harmonization of artificial habitats when developing<text:span text:style-name="T7"> </text:span>urban and spac<text:span text:style-name="T7">ial</text:span> planning solutions. Use the techniques for preparing presentatio<text:span text:style-name="T7">n </text:span>materials for architectural projects and techniques of presenting them.</text:p>
      <text:p text:style-name="P62">GPC-3.2. knows: Composition of design documentation drawings, social, functional and technological,<text:span text:style-name="T25"> </text:span>ergonomic (including taking into account the characteristics of persons with disabilities<text:span text:style-name="T25"> </text:span>and groups of <text:span text:style-name="T25">persons</text:span> with limited mobility), aesthetic and<text:span text:style-name="T25"> </text:span>economic requirements for architectural objects of various types.</text:p>
      <text:p text:style-name="P62"/>
      <text:p text:style-name="P123">UC-1. Universal Competence (UC). Able to search, critically analyze and synthesize information,<text:span text:style-name="T36"> </text:span>apply systematic approach to solving problems.</text:p>
      <text:p text:style-name="P123">UC-1.1. is able to: Participate in pre-project research, including historical,<text:span text:style-name="T36"> </text:span>cultural and sociological. Use tools and methods for working with bibliographic and<text:span text:style-name="T36"> </text:span>iconographic sources. Document the results of work on collecting, processing and analyzing data,<text:span text:style-name="T36"> </text:span>including using automation and computer-aided design and modeling tools.</text:p>
      <text:p text:style-name="P123">UC-1.2. knows: The main sources of information, including regulatory, methodological,<text:span text:style-name="T36"> </text:span>and reference sources. Types and methods of conducting pre-project research, including<text:span text:style-name="T36"> </text:span>historical and cultural. Tools and methods for working with bibliographic and iconographic materials.</text:p>
      <text:p text:style-name="P123"/>
      <text:p text:style-name="P124">UC-5. Able to perceive the intercultural diversity of society in socio-historical, ethical and philosophical contexts.</text:p>
      <text:p text:style-name="P125">UC-5.1. knows how to: Comply with the laws of professional ethics. use the foundations of historical, philosophical and cultural knowledge to develop a personal worldview. Respect and take care of the historical and cultural heritage, cultural traditions, tolerate social and cultural differences. Accept moral obligations towards nature, society, other people and yourself.</text:p>
      <text:p text:style-name="P126">UC-5.2. knows: Laws of professional ethics. The role of humanistic values for the preservation and development of modern civilization. Fundamentals of historical, philosophical, cultural disciplines.</text:p>
      <text:h text:style-name="Heading_20_2" text:outline-level="2"><text:span text:style-name="T26">M</text:span>ain Part</text:h>
      <text:p text:style-name="P5">1. Module Scope and Types of Academic Work</text:p>
      <text:p text:style-name="P1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header-rows>
          <table:table-row>
            <table:table-cell table:style-name="Table1.A1" table:number-rows-spanned="2" office:value-type="string">
              <text:p text:style-name="P117">Type of academic work</text:p>
            </table:table-cell>
            <table:table-cell table:style-name="Table1.A1" table:number-rows-spanned="2" office:value-type="string">
              <text:p text:style-name="P117">Hours</text:p>
            </table:table-cell>
            <table:table-cell table:style-name="Table1.C1" table:number-columns-spanned="4" office:value-type="string">
              <text:p text:style-name="P117">Semesters / Trimesters</text:p>
            </table:table-cell>
            <table:covered-table-cell/>
            <table:covered-table-cell/>
            <table:covered-table-cell/>
          </table:table-row>
          <table:table-row>
            <table:covered-table-cell table:style-name="Table1.A2"/>
            <table:covered-table-cell table:style-name="Table1.A2"/>
            <table:table-cell table:style-name="Table1.A2" office:value-type="string">
              <text:p text:style-name="P118">3</text:p>
            </table:table-cell>
            <table:table-cell table:style-name="Table1.A2" office:value-type="string">
              <text:p text:style-name="P118">4</text:p>
            </table:table-cell>
            <table:table-cell table:style-name="Table1.A2" office:value-type="string">
              <text:p text:style-name="P116"/>
            </table:table-cell>
            <table:table-cell table:style-name="Table1.F2" office:value-type="string">
              <text:p text:style-name="P117"/>
            </table:table-cell>
          </table:table-row>
        </table:table-header-rows>
        <table:table-row>
          <table:table-cell table:style-name="Table1.A2" office:value-type="string">
            <text:p text:style-name="P71">Classroom work</text:p>
          </table:table-cell>
          <table:table-cell table:style-name="Table1.A2" office:value-type="string">
            <text:p text:style-name="P72">70</text:p>
          </table:table-cell>
          <table:table-cell table:style-name="Table1.A2" office:value-type="string">
            <text:p text:style-name="P69">34</text:p>
          </table:table-cell>
          <table:table-cell table:style-name="Table1.A2" office:value-type="string">
            <text:p text:style-name="P69">3<text:span text:style-name="T37">6</text:span></text:p>
          </table:table-cell>
          <table:table-cell table:style-name="Table1.A2" office:value-type="string">
            <text:p text:style-name="P68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6">Lectures<text:span text:style-name="T9"> (LEC)</text:span></text:p>
          </table:table-cell>
          <table:table-cell table:style-name="Table1.A2" office:value-type="string">
            <text:p text:style-name="P77">64</text:p>
          </table:table-cell>
          <table:table-cell table:style-name="Table1.A2" office:value-type="string">
            <text:p text:style-name="P77">32</text:p>
          </table:table-cell>
          <table:table-cell table:style-name="Table1.A2" office:value-type="string">
            <text:p text:style-name="P77">32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6">Practical lessons<text:span text:style-name="T9"> (PR)</text:span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7">0</text:p>
          </table:table-cell>
          <table:table-cell table:style-name="Table1.A2" office:value-type="string">
            <text:p text:style-name="P77">0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6">Work in groups<text:span text:style-name="T9"> (GR)</text:span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6">Classroom <text:span text:style-name="T19">time</text:span> <text:span text:style-name="T8">spent during</text:span> attestations<text:span text:style-name="T9"> (AT)</text:span></text:p>
          </table:table-cell>
          <table:table-cell table:style-name="Table1.A2" office:value-type="string">
            <text:p text:style-name="P77">6</text:p>
          </table:table-cell>
          <table:table-cell table:style-name="Table1.A2" office:value-type="string">
            <text:p text:style-name="P75">2</text:p>
          </table:table-cell>
          <table:table-cell table:style-name="Table1.A2" office:value-type="string">
            <text:p text:style-name="P77">4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6">Self-preparation for the exam<text:span text:style-name="T9"> (SP)</text:span></text:p>
          </table:table-cell>
          <table:table-cell table:style-name="Table1.A2" office:value-type="string">
            <text:p text:style-name="P75">32</text:p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77">32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6">Independent work</text:p>
          </table:table-cell>
          <table:table-cell table:style-name="Table1.A2" office:value-type="string">
            <text:p text:style-name="P77">42</text:p>
          </table:table-cell>
          <table:table-cell table:style-name="Table1.A2" office:value-type="string">
            <text:p text:style-name="P75">2</text:p>
          </table:table-cell>
          <table:table-cell table:style-name="Table1.A2" office:value-type="string">
            <text:p text:style-name="P77">40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1">Type of intermediate <text:span text:style-name="T8">attestation</text:span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5">test</text:p>
          </table:table-cell>
          <table:table-cell table:style-name="Table1.A2" office:value-type="string">
            <text:p text:style-name="P77">exam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0">Total hours:</text:p>
          </table:table-cell>
          <table:table-cell table:style-name="Table1.A2" office:value-type="string">
            <text:p text:style-name="P75">1<text:span text:style-name="T19">44</text:span></text:p>
          </table:table-cell>
          <table:table-cell table:style-name="Table1.A2" office:value-type="string">
            <text:p text:style-name="P75">36</text:p>
          </table:table-cell>
          <table:table-cell table:style-name="Table1.A2" office:value-type="string">
            <text:p text:style-name="P77">108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  <table:table-row>
          <table:table-cell table:style-name="Table1.A2" office:value-type="string">
            <text:p text:style-name="P70">Credits:</text:p>
          </table:table-cell>
          <table:table-cell table:style-name="Table1.A2" office:value-type="string">
            <text:p text:style-name="P74">4</text:p>
          </table:table-cell>
          <table:table-cell table:style-name="Table1.A2" office:value-type="string">
            <text:p text:style-name="P75">1</text:p>
          </table:table-cell>
          <table:table-cell table:style-name="Table1.A2" office:value-type="string">
            <text:p text:style-name="P78">3</text:p>
          </table:table-cell>
          <table:table-cell table:style-name="Table1.A2" office:value-type="string">
            <text:p text:style-name="P74"/>
          </table:table-cell>
          <table:table-cell table:style-name="Table1.F2" office:value-type="string">
            <text:p text:style-name="P73"/>
          </table:table-cell>
        </table:table-row>
      </table:table>
      <text:p text:style-name="P64"><text:span text:style-name="T27">1 credit</text:span><text:span text:style-name="T20"> </text:span><text:span text:style-name="T27">= 36 academic hours.</text:span></text:p>
      <text:p text:style-name="Text_20_body"><text:soft-page-break/><text:span text:style-name="T1">2. Sub-modules, topics and types of educational activiti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B"/>
        <table:table-column table:style-name="Table2.A"/>
        <table:table-column table:style-name="Table2.I"/>
        <table:table-header-rows>
          <table:table-row>
            <table:table-cell table:style-name="Table2.A1" office:value-type="string">
              <text:p text:style-name="P13">Se‑<text:line-break/>mes‑<text:line-break/>ter</text:p>
            </table:table-cell>
            <table:table-cell table:style-name="Table2.A1" office:value-type="string">
              <text:p text:style-name="P13">Sub‑<text:line-break/>mo‑<text:line-break/>dule</text:p>
            </table:table-cell>
            <table:table-cell table:style-name="Table2.A1" office:value-type="string">
              <text:p text:style-name="P13">Topic</text:p>
            </table:table-cell>
            <table:table-cell table:style-name="Table2.A1" office:value-type="string">
              <text:p text:style-name="P14">LEC</text:p>
            </table:table-cell>
            <table:table-cell table:style-name="Table2.A1" office:value-type="string">
              <text:p text:style-name="P13">P<text:span text:style-name="T10">R</text:span></text:p>
            </table:table-cell>
            <table:table-cell table:style-name="Table2.A1" office:value-type="string">
              <text:p text:style-name="P13">G<text:span text:style-name="T10">R</text:span></text:p>
            </table:table-cell>
            <table:table-cell table:style-name="Table2.A1" office:value-type="string">
              <text:p text:style-name="P13">A<text:span text:style-name="T10">T</text:span></text:p>
            </table:table-cell>
            <table:table-cell table:style-name="Table2.A1" office:value-type="string">
              <text:p text:style-name="P13">SP</text:p>
            </table:table-cell>
            <table:table-cell table:style-name="Table2.I1" office:value-type="string">
              <text:p text:style-name="P13">Total<text:line-break/>hours</text:p>
            </table:table-cell>
          </table:table-row>
        </table:table-header-rows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19">The origin of architecture and the architecture of ancient civilizations. Pr<text:span text:style-name="T38">ehistoric society.</text:span></text:p>
          </table:table-cell>
          <table:table-cell table:style-name="Table2.A2" office:value-type="string">
            <text:p text:style-name="P84">2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30"/>
          </table:table-cell>
          <table:table-cell table:style-name="Table2.I2" office:value-type="string">
            <text:p text:style-name="P84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7">Architecture of ancient civilizations: Mesopotamia</text:p>
          </table:table-cell>
          <table:table-cell table:style-name="Table2.A2" office:value-type="string">
            <text:p text:style-name="P85">2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31"/>
          </table:table-cell>
          <table:table-cell table:style-name="Table2.I2" office:value-type="string">
            <text:p text:style-name="P85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7">Architecture of ancient civilizations: Egypt of the Old Kingdom</text:p>
          </table:table-cell>
          <table:table-cell table:style-name="Table2.A2" office:value-type="string">
            <text:p text:style-name="P86">2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32"/>
          </table:table-cell>
          <table:table-cell table:style-name="Table2.I2" office:value-type="string">
            <text:p text:style-name="P86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7">Architecture of Ancient Civilizations: Egypt of the Middle and New Kingdoms</text:p>
          </table:table-cell>
          <table:table-cell table:style-name="Table2.A2" office:value-type="string">
            <text:p text:style-name="P87">2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33"/>
          </table:table-cell>
          <table:table-cell table:style-name="Table2.I2" office:value-type="string">
            <text:p text:style-name="P87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15">Architecture of ancient civilizations: Minoan and Achaean architecture</text:p>
          </table:table-cell>
          <table:table-cell table:style-name="Table2.A2" office:value-type="string">
            <text:p text:style-name="P88">2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34"/>
          </table:table-cell>
          <table:table-cell table:style-name="Table2.I2" office:value-type="string">
            <text:p text:style-name="P88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35">Architecture of classical antiquity: Ancient Greece. Origin of the <text:span text:style-name="T39">classical Order</text:span></text:p>
          </table:table-cell>
          <table:table-cell table:style-name="Table2.A2" office:value-type="string">
            <text:p text:style-name="P89">2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36"/>
          </table:table-cell>
          <table:table-cell table:style-name="Table2.I2" office:value-type="string">
            <text:p text:style-name="P89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16">Architecture of classical antiquity: Ancient Greece of the early and high classics. Ensemble of the Athens Acropolis</text:p>
          </table:table-cell>
          <table:table-cell table:style-name="Table2.A2" office:value-type="string">
            <text:p text:style-name="P90">2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37"/>
          </table:table-cell>
          <table:table-cell table:style-name="Table2.I2" office:value-type="string">
            <text:p text:style-name="P90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38">Architecture of classical antiquity: Ancient Greece of the late classical era. Hellenistic architecture</text:p>
          </table:table-cell>
          <table:table-cell table:style-name="Table2.A2" office:value-type="string">
            <text:p text:style-name="P91">4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91">1</text:p>
          </table:table-cell>
          <table:table-cell table:style-name="Table2.I2" office:value-type="string">
            <text:p text:style-name="P91">5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40">Architecture of classical antiquity: Ancient Rome of the era of the principate and empire.</text:p>
          </table:table-cell>
          <table:table-cell table:style-name="Table2.A2" office:value-type="string">
            <text:p text:style-name="P92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1"/>
          </table:table-cell>
          <table:table-cell table:style-name="Table2.I2" office:value-type="string">
            <text:p text:style-name="P92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93">Architecture of classical antiquity: Ancient Rome of the late imperial era. Architecture of early Christianity</text:p>
          </table:table-cell>
          <table:table-cell table:style-name="Table2.A2" office:value-type="string">
            <text:p text:style-name="P94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2"/>
          </table:table-cell>
          <table:table-cell table:style-name="Table2.I2" office:value-type="string">
            <text:p text:style-name="P94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7">Architecture of the Middle Ages: Architecture of Byzantium</text:p>
          </table:table-cell>
          <table:table-cell table:style-name="Table2.A2" office:value-type="string">
            <text:p text:style-name="P95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3"/>
          </table:table-cell>
          <table:table-cell table:style-name="Table2.I2" office:value-type="string">
            <text:p text:style-name="P95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80">4</text:p>
          </table:table-cell>
          <table:table-cell table:style-name="Table2.A2" office:value-type="string">
            <text:p text:style-name="P7">Architecture of the Middle Ages: Earlier Western European Middle Ages and the Age of Charlemagne</text:p>
          </table:table-cell>
          <table:table-cell table:style-name="Table2.A2" office:value-type="string">
            <text:p text:style-name="P96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4"/>
          </table:table-cell>
          <table:table-cell table:style-name="Table2.I2" office:value-type="string">
            <text:p text:style-name="P96">2</text:p>
          </table:table-cell>
        </table:table-row>
        <table:table-row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80">4</text:p>
          </table:table-cell>
          <table:table-cell table:style-name="Table2.A2" office:value-type="string">
            <text:p text:style-name="P7">Architecture of the Middle Ages: Romanesque period in architecture</text:p>
          </table:table-cell>
          <table:table-cell table:style-name="Table2.A2" office:value-type="string">
            <text:p text:style-name="P97">2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5"/>
          </table:table-cell>
          <table:table-cell table:style-name="Table2.I2" office:value-type="string">
            <text:p text:style-name="P97">2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80">4</text:p>
          </table:table-cell>
          <table:table-cell table:style-name="Table2.A2" office:value-type="string">
            <text:p text:style-name="P7">Architecture of the Middle Ages: Gothic <text:span text:style-name="T40">Architecture </text:span>in Europe</text:p>
          </table:table-cell>
          <table:table-cell table:style-name="Table2.A2" office:value-type="string">
            <text:p text:style-name="P98">4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98">2</text:p>
          </table:table-cell>
          <table:table-cell table:style-name="Table2.A2" office:value-type="string">
            <text:p text:style-name="P98">1</text:p>
          </table:table-cell>
          <table:table-cell table:style-name="Table2.I2" office:value-type="string">
            <text:p text:style-name="P98">7</text:p>
          </table:table-cell>
        </table:table-row>
        <table:table-row>
          <table:table-cell table:style-name="Table2.A2" table:number-columns-spanned="8" office:value-type="string">
            <text:p text:style-name="P8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99">36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7">Renaissance Architecture: Proto-Renaissance and Early Renaissance in Italy</text:p>
          </table:table-cell>
          <table:table-cell table:style-name="Table2.A2" office:value-type="string">
            <text:p text:style-name="P105">2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46"/>
          </table:table-cell>
          <table:table-cell table:style-name="Table2.I2" office:value-type="string">
            <text:p text:style-name="P105">2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5</text:p>
          </table:table-cell>
          <table:table-cell table:style-name="Table2.A2" office:value-type="string">
            <text:p text:style-name="P26">Renaissance Architecture: High and Late Renaissance in Italy. Works of Andrea Palladio</text:p>
          </table:table-cell>
          <table:table-cell table:style-name="Table2.A2" office:value-type="string">
            <text:p text:style-name="P106">4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06">2</text:p>
          </table:table-cell>
          <table:table-cell table:style-name="Table2.I2" office:value-type="string">
            <text:p text:style-name="P106">6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5</text:p>
          </table:table-cell>
          <table:table-cell table:style-name="Table2.A2" office:value-type="string">
            <text:p text:style-name="P7">European architecture of the New Age: the emergence of the Baroque, Baroque in Rome</text:p>
          </table:table-cell>
          <table:table-cell table:style-name="Table2.A2" office:value-type="string">
            <text:p text:style-name="P107">2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7">4</text:p>
          </table:table-cell>
          <table:table-cell table:style-name="Table2.I2" office:value-type="string">
            <text:p text:style-name="P107">6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6</text:p>
          </table:table-cell>
          <table:table-cell table:style-name="Table2.A2" office:value-type="string">
            <text:p text:style-name="P7">European architecture of the New Age: Baroque in different centers of Italy, Austria and Germany</text:p>
          </table:table-cell>
          <table:table-cell table:style-name="Table2.A2" office:value-type="string">
            <text:p text:style-name="P108">4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8">4</text:p>
          </table:table-cell>
          <table:table-cell table:style-name="Table2.I2" office:value-type="string">
            <text:p text:style-name="P108">8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6</text:p>
          </table:table-cell>
          <table:table-cell table:style-name="Table2.A2" office:value-type="string">
            <text:p text:style-name="P7">European architecture of the New Age: Architecture of England 17-18 centuries. <text:span text:style-name="T41">Peculiarities</text:span> of<text:span text:style-name="T41"> its</text:span> development</text:p>
          </table:table-cell>
          <table:table-cell table:style-name="Table2.A2" office:value-type="string">
            <text:p text:style-name="P109">4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9">4</text:p>
          </table:table-cell>
          <table:table-cell table:style-name="Table2.I2" office:value-type="string">
            <text:p text:style-name="P109">8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6</text:p>
          </table:table-cell>
          <table:table-cell table:style-name="Table2.A2" office:value-type="string">
            <text:p text:style-name="P7">European architecture of the New Age: French classicism of the 17th century and Rococo</text:p>
          </table:table-cell>
          <table:table-cell table:style-name="Table2.A2" office:value-type="string">
            <text:p text:style-name="P110">4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10">4</text:p>
          </table:table-cell>
          <table:table-cell table:style-name="Table2.I2" office:value-type="string">
            <text:p text:style-name="P110">8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6</text:p>
          </table:table-cell>
          <table:table-cell table:style-name="Table2.A2" office:value-type="string">
            <text:p text:style-name="P52">European architecture of the New Age: The origins of neoclassicism. French classicism of the 18th century, architecture of the French Revolution</text:p>
          </table:table-cell>
          <table:table-cell table:style-name="Table2.A2" office:value-type="string">
            <text:p text:style-name="P111">4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11">4</text:p>
          </table:table-cell>
          <table:table-cell table:style-name="Table2.I2" office:value-type="string">
            <text:p text:style-name="P111">8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6</text:p>
          </table:table-cell>
          <table:table-cell table:style-name="Table2.A2" office:value-type="string">
            <text:p text:style-name="P7">European architecture of the New Age: “Greek Revival” in the architecture of classicism, classicism in Germany</text:p>
          </table:table-cell>
          <table:table-cell table:style-name="Table2.A2" office:value-type="string">
            <text:p text:style-name="P112">2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12">6</text:p>
          </table:table-cell>
          <table:table-cell table:style-name="Table2.I2" office:value-type="string">
            <text:p text:style-name="P112">8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6</text:p>
          </table:table-cell>
          <table:table-cell table:style-name="Table2.A2" office:value-type="string">
            <text:p text:style-name="P56">European architecture of the New Age: romanticism and historicism in the architecture of the 19th century.</text:p>
          </table:table-cell>
          <table:table-cell table:style-name="Table2.A2" office:value-type="string">
            <text:p text:style-name="P113">2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113">4</text:p>
          </table:table-cell>
          <table:table-cell table:style-name="Table2.I2" office:value-type="string">
            <text:p text:style-name="P113">6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6</text:p>
          </table:table-cell>
          <table:table-cell table:style-name="Table2.A2" office:value-type="string">
            <text:p text:style-name="P57">European architecture of the New Age: architecture of the era of the industrial revolution. Beginning<text:span text:style-name="T42">s</text:span> of Art Nouveau</text:p>
          </table:table-cell>
          <table:table-cell table:style-name="Table2.A2" office:value-type="string">
            <text:p text:style-name="P114">2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114">4</text:p>
          </table:table-cell>
          <table:table-cell table:style-name="Table2.I2" office:value-type="string">
            <text:p text:style-name="P114">6</text:p>
          </table:table-cell>
        </table:table-row>
        <table:table-row>
          <table:table-cell table:style-name="Table2.A2" office:value-type="string">
            <text:p text:style-name="P101">4</text:p>
          </table:table-cell>
          <table:table-cell table:style-name="Table2.A2" office:value-type="string">
            <text:p text:style-name="P101">6</text:p>
          </table:table-cell>
          <table:table-cell table:style-name="Table2.A2" office:value-type="string">
            <text:p text:style-name="P57">European architecture of the New Age: the Art Nouveau era in different European countries</text:p>
          </table:table-cell>
          <table:table-cell table:style-name="Table2.A2" office:value-type="string">
            <text:p text:style-name="P115">2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115">4</text:p>
          </table:table-cell>
          <table:table-cell table:style-name="Table2.A2" office:value-type="string">
            <text:p text:style-name="P115">4</text:p>
          </table:table-cell>
          <table:table-cell table:style-name="Table2.I2" office:value-type="string">
            <text:p text:style-name="P115">10</text:p>
          </table:table-cell>
        </table:table-row>
        <table:table-row>
          <table:table-cell table:style-name="Table2.A2" table:number-columns-spanned="8" office:value-type="string">
            <text:p text:style-name="P9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00">76</text:p>
          </table:table-cell>
        </table:table-row>
        <table:table-row>
          <table:table-cell table:style-name="Table2.A2" table:number-columns-spanned="8" office:value-type="string">
            <text:p text:style-name="P10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100">112</text:p>
          </table:table-cell>
        </table:table-row>
      </table:table>
      <text:p text:style-name="P59"/>
      <text:p text:style-name="P59"><text:soft-page-break/>The <text:span text:style-name="T12">Fund</text:span> of <text:span text:style-name="T12">A</text:span>ssessment <text:span text:style-name="T12">T</text:span>ools is a mandatory section of the Work <text:span text:style-name="T11">P</text:span>rogram of the <text:span text:style-name="T11">D</text:span>iscipline (WPD)<text:span text:style-name="T11"> </text:span>(developed as a separate document).</text:p>
      <text:p text:style-name="P59"/>
      <text:p text:style-name="P59">Note: <text:span text:style-name="T12">The </text:span>Fund of <text:span text:style-name="T12">A</text:span>ssessment <text:span text:style-name="T12">T</text:span>ools - a set of assessment materials<text:span text:style-name="T11"> </text:span>as well as a description of forms and procedures designed to determine the level<text:span text:style-name="T11"> </text:span>of student achievement of established learning outco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15%" fo:text-indent="0.6in" style:auto-text-indent="false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16pt" style:font-weight-asian="bold" style:font-size-complex="16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9:40:12.683631180</meta:creation-date>
    <dc:date>2024-06-18T09:48:37.850332084</dc:date>
    <meta:editing-duration>PT10H45M46S</meta:editing-duration>
    <meta:editing-cycles>243</meta:editing-cycles>
    <meta:generator>LibreOffice/7.4.7.2$Linux_X86_64 LibreOffice_project/40$Build-2</meta:generator>
    <meta:document-statistic meta:table-count="2" meta:image-count="0" meta:object-count="0" meta:page-count="4" meta:paragraph-count="246" meta:word-count="1418" meta:character-count="9137" meta:non-whitespace-character-count="7965"/>
  </office:meta>
</office:document-meta>
</file>